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6.164cm" svg:height="9.111cm" svg:x="13.83cm" svg:y="1.355cm">
            <draw:object draw:notify-on-update-of-ranges="results.A2:results.B11 results.A2:results.A2 results.D2:results.D11 results.C2:results.C11 results.A12:results.A12 results.D12:results.D21 results.C12:results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4cm" svg:height="9.004cm" svg:x="31.268cm" svg:y="1.566cm">
            <draw:object draw:notify-on-update-of-ranges="results.C22:results.C31 results.A22:results.A22 results.D22:results.D31 results.C32:results.C41 results.A32:results.A32 results.D32:results.D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74cm" svg:height="9.004cm" svg:x="14.162cm" svg:y="11.262cm">
            <draw:object draw:notify-on-update-of-ranges="results.C42:results.C51 results.A42:results.A42 results.D42:results.D51 results.C52:results.C61 results.A52:results.A52 results.D52:results.D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74cm" svg:height="9.004cm" svg:x="30.841cm" svg:y="11.368cm">
            <draw:object draw:notify-on-update-of-ranges="results.C62:results.C71 results.A62:results.A62 results.D62:results.D71 results.C72:results.C81 results.A72:results.A72 results.D72:results.D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376" calcext:value-type="float">
            <text:p>18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200000" calcext:value-type="float">
            <text:p>200000</text:p>
          </table:table-cell>
          <table:table-cell office:value-type="float" office:value="38801" calcext:value-type="float">
            <text:p>38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300000" calcext:value-type="float">
            <text:p>300000</text:p>
          </table:table-cell>
          <table:table-cell office:value-type="float" office:value="65040" calcext:value-type="float">
            <text:p>65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400000" calcext:value-type="float">
            <text:p>400000</text:p>
          </table:table-cell>
          <table:table-cell office:value-type="float" office:value="99550" calcext:value-type="float">
            <text:p>99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37997" calcext:value-type="float">
            <text:p>137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600000" calcext:value-type="float">
            <text:p>600000</text:p>
          </table:table-cell>
          <table:table-cell office:value-type="float" office:value="184589" calcext:value-type="float">
            <text:p>184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700000" calcext:value-type="float">
            <text:p>700000</text:p>
          </table:table-cell>
          <table:table-cell office:value-type="float" office:value="271620" calcext:value-type="float">
            <text:p>271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800000" calcext:value-type="float">
            <text:p>800000</text:p>
          </table:table-cell>
          <table:table-cell office:value-type="float" office:value="307768" calcext:value-type="float">
            <text:p>307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900000" calcext:value-type="float">
            <text:p>900000</text:p>
          </table:table-cell>
          <table:table-cell office:value-type="float" office:value="381521" calcext:value-type="float">
            <text:p>381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0056" calcext:value-type="float">
            <text:p>410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836" calcext:value-type="float">
            <text:p>44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8595" calcext:value-type="float">
            <text:p>118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300000" calcext:value-type="float">
            <text:p>300000</text:p>
          </table:table-cell>
          <table:table-cell office:value-type="float" office:value="210121" calcext:value-type="float">
            <text:p>21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6247" calcext:value-type="float">
            <text:p>306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5410" calcext:value-type="float">
            <text:p>425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6064" calcext:value-type="float">
            <text:p>506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700000" calcext:value-type="float">
            <text:p>700000</text:p>
          </table:table-cell>
          <table:table-cell office:value-type="float" office:value="637865" calcext:value-type="float">
            <text:p>637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800000" calcext:value-type="float">
            <text:p>800000</text:p>
          </table:table-cell>
          <table:table-cell office:value-type="float" office:value="728325" calcext:value-type="float">
            <text:p>728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900000" calcext:value-type="float">
            <text:p>900000</text:p>
          </table:table-cell>
          <table:table-cell office:value-type="float" office:value="872095" calcext:value-type="float">
            <text:p>872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creat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7268" calcext:value-type="float">
            <text:p>967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40" calcext:value-type="float">
            <text:p>2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221" calcext:value-type="float">
            <text:p>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300000" calcext:value-type="float">
            <text:p>300000</text:p>
          </table:table-cell>
          <table:table-cell office:value-type="float" office:value="3844" calcext:value-type="float">
            <text:p>3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84" calcext:value-type="float">
            <text:p>5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5595" calcext:value-type="float">
            <text:p>5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600000" calcext:value-type="float">
            <text:p>600000</text:p>
          </table:table-cell>
          <table:table-cell office:value-type="float" office:value="6870" calcext:value-type="float">
            <text:p>6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700000" calcext:value-type="float">
            <text:p>700000</text:p>
          </table:table-cell>
          <table:table-cell office:value-type="float" office:value="5637" calcext:value-type="float">
            <text:p>5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800000" calcext:value-type="float">
            <text:p>800000</text:p>
          </table:table-cell>
          <table:table-cell office:value-type="float" office:value="6324" calcext:value-type="float">
            <text:p>6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900000" calcext:value-type="float">
            <text:p>900000</text:p>
          </table:table-cell>
          <table:table-cell office:value-type="float" office:value="8327" calcext:value-type="float">
            <text:p>8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628" calcext:value-type="float">
            <text:p>6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474" calcext:value-type="float">
            <text:p>6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200000" calcext:value-type="float">
            <text:p>200000</text:p>
          </table:table-cell>
          <table:table-cell office:value-type="float" office:value="7938" calcext:value-type="float">
            <text:p>7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930" calcext:value-type="float">
            <text:p>9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400000" calcext:value-type="float">
            <text:p>400000</text:p>
          </table:table-cell>
          <table:table-cell office:value-type="float" office:value="9824" calcext:value-type="float">
            <text:p>9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1414" calcext:value-type="float">
            <text:p>11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600000" calcext:value-type="float">
            <text:p>600000</text:p>
          </table:table-cell>
          <table:table-cell office:value-type="float" office:value="11069" calcext:value-type="float">
            <text:p>1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086" calcext:value-type="float">
            <text:p>1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800000" calcext:value-type="float">
            <text:p>800000</text:p>
          </table:table-cell>
          <table:table-cell office:value-type="float" office:value="11904" calcext:value-type="float">
            <text:p>11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900000" calcext:value-type="float">
            <text:p>900000</text:p>
          </table:table-cell>
          <table:table-cell office:value-type="float" office:value="11775" calcext:value-type="float">
            <text:p>11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inser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390" calcext:value-type="float">
            <text:p>123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38" calcext:value-type="float">
            <text:p>5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267" calcext:value-type="float">
            <text:p>8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433" calcext:value-type="float">
            <text:p>1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334" calcext:value-type="float">
            <text:p>12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227" calcext:value-type="float">
            <text:p>16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600000" calcext:value-type="float">
            <text:p>600000</text:p>
          </table:table-cell>
          <table:table-cell office:value-type="float" office:value="19763" calcext:value-type="float">
            <text:p>19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700000" calcext:value-type="float">
            <text:p>700000</text:p>
          </table:table-cell>
          <table:table-cell office:value-type="float" office:value="15726" calcext:value-type="float">
            <text:p>15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967" calcext:value-type="float">
            <text:p>179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900000" calcext:value-type="float">
            <text:p>900000</text:p>
          </table:table-cell>
          <table:table-cell office:value-type="float" office:value="66242" calcext:value-type="float">
            <text:p>66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475" calcext:value-type="float">
            <text:p>26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249" calcext:value-type="float">
            <text:p>5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200000" calcext:value-type="float">
            <text:p>200000</text:p>
          </table:table-cell>
          <table:table-cell office:value-type="float" office:value="7333" calcext:value-type="float">
            <text:p>7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300000" calcext:value-type="float">
            <text:p>300000</text:p>
          </table:table-cell>
          <table:table-cell office:value-type="float" office:value="8747" calcext:value-type="float">
            <text:p>8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400000" calcext:value-type="float">
            <text:p>400000</text:p>
          </table:table-cell>
          <table:table-cell office:value-type="float" office:value="9433" calcext:value-type="float">
            <text:p>9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1543" calcext:value-type="float">
            <text:p>11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600000" calcext:value-type="float">
            <text:p>600000</text:p>
          </table:table-cell>
          <table:table-cell office:value-type="float" office:value="9712" calcext:value-type="float">
            <text:p>9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700000" calcext:value-type="float">
            <text:p>700000</text:p>
          </table:table-cell>
          <table:table-cell office:value-type="float" office:value="11554" calcext:value-type="float">
            <text:p>11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800000" calcext:value-type="float">
            <text:p>800000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935" calcext:value-type="float">
            <text:p>10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remove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958" calcext:value-type="float">
            <text:p>10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91" calcext:value-type="float">
            <text:p>1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200000" calcext:value-type="float">
            <text:p>200000</text:p>
          </table:table-cell>
          <table:table-cell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300000" calcext:value-type="float">
            <text:p>300000</text:p>
          </table:table-cell>
          <table:table-cell office:value-type="float" office:value="4140" calcext:value-type="float">
            <text:p>4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400000" calcext:value-type="float">
            <text:p>400000</text:p>
          </table:table-cell>
          <table:table-cell office:value-type="float" office:value="4214" calcext:value-type="float">
            <text:p>4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500000" calcext:value-type="float">
            <text:p>500000</text:p>
          </table:table-cell>
          <table:table-cell office:value-type="float" office:value="4442" calcext:value-type="float">
            <text:p>4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94" calcext:value-type="float">
            <text:p>5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700000" calcext:value-type="float">
            <text:p>700000</text:p>
          </table:table-cell>
          <table:table-cell office:value-type="float" office:value="4551" calcext:value-type="float">
            <text:p>4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75" calcext:value-type="float">
            <text:p>5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900000" calcext:value-type="float">
            <text:p>900000</text:p>
          </table:table-cell>
          <table:table-cell office:value-type="float" office:value="7181" calcext:value-type="float">
            <text:p>7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35" calcext:value-type="float">
            <text:p>5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70" calcext:value-type="float">
            <text:p>26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200000" calcext:value-type="float">
            <text:p>200000</text:p>
          </table:table-cell>
          <table:table-cell office:value-type="float" office:value="3213" calcext:value-type="float">
            <text:p>3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300000" calcext:value-type="float">
            <text:p>300000</text:p>
          </table:table-cell>
          <table:table-cell office:value-type="float" office:value="4111" calcext:value-type="float">
            <text:p>4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400000" calcext:value-type="float">
            <text:p>400000</text:p>
          </table:table-cell>
          <table:table-cell office:value-type="float" office:value="4454" calcext:value-type="float">
            <text:p>4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35" calcext:value-type="float">
            <text:p>6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600000" calcext:value-type="float">
            <text:p>600000</text:p>
          </table:table-cell>
          <table:table-cell office:value-type="float" office:value="5107" calcext:value-type="float">
            <text:p>5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700000" calcext:value-type="float">
            <text:p>700000</text:p>
          </table:table-cell>
          <table:table-cell office:value-type="float" office:value="6376" calcext:value-type="float">
            <text:p>6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800000" calcext:value-type="float">
            <text:p>800000</text:p>
          </table:table-cell>
          <table:table-cell office:value-type="float" office:value="6013" calcext:value-type="float">
            <text:p>6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900000" calcext:value-type="float">
            <text:p>900000</text:p>
          </table:table-cell>
          <table:table-cell office:value-type="float" office:value="5629" calcext:value-type="float">
            <text:p>5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Black Tree</text:p>
          </table:table-cell>
          <table:table-cell office:value-type="string" calcext:value-type="string">
            <text:p>search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69" calcext:value-type="float">
            <text:p>586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results.A1:results.D8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6T01:46:33.609354182</dc:date>
    <meta:editing-duration>PT31M19S</meta:editing-duration>
    <meta:editing-cycles>5</meta:editing-cycles>
    <meta:generator>LibreOffice/7.1.3.2$Linux_X86_64 LibreOffice_project/10$Build-2</meta:generator>
    <meta:document-statistic meta:table-count="1" meta:cell-count="32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165cm" svg:height="9.112cm" xlink:href=".." xlink:type="simple" chart:class="chart:scatter" chart:style-name="ch1">
        <chart:title svg:x="7.337cm" svg:y="0.318cm" chart:style-name="ch2">
          <text:p>Create</text:p>
        </chart:title>
        <chart:legend chart:legend-position="end" svg:x="10.396cm" svg:y="3.51cm" style:legend-expansion="high" chart:style-name="ch3"/>
        <chart:plot-area chart:style-name="ch4" table:cell-range-address="results.A2:results.D11 results.A12:results.A12 results.D12:results.D21" chart:data-source-has-labels="both" svg:x="0.603cm" svg:y="1.077cm" svg:width="10.196cm" svg:height="7.39cm">
          <chart:coordinate-region svg:x="2.15cm" svg:y="1.276cm" svg:width="7.999cm" svg:height="6.544cm"/>
          <chart:axis chart:dimension="x" chart:name="primary-x" chart:style-name="ch5" chartooo:axis-type="auto">
            <chart:title svg:x="4.387cm" svg:y="8.552cm" chart:style-name="ch6">
              <text:p>wielkość instancji</text:p>
            </chart:title>
            <chart:categories table:cell-range-address="results.A2:results.B11"/>
          </chart:axis>
          <chart:axis chart:dimension="y" chart:name="primary-y" chart:style-name="ch7">
            <chart:title svg:x="0cm" svg:y="6.311cm" chart:style-name="ch8">
              <text:p>Czas wykonania [μs]</text:p>
            </chart:title>
            <chart:grid chart:style-name="ch9" chart:class="major"/>
          </chart:axis>
          <chart:series chart:style-name="ch10" chart:values-cell-range-address="results.D2:results.D11" chart:label-cell-address="results.A2:results.A2" chart:class="chart:scatter">
            <chart:domain table:cell-range-address="results.C2:results.C11"/>
            <chart:regression-curve chart:style-name="ch11"/>
            <chart:data-point chart:repeated="10"/>
          </chart:series>
          <chart:series chart:style-name="ch12" chart:values-cell-range-address="results.D12:results.D21" chart:label-cell-address="results.A12:results.A12" chart:class="chart:scatter">
            <chart:domain table:cell-range-address="results.C12:results.C21"/>
            <chart:regression-curve chart:style-name="ch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ST</text:p>
                <draw:g>
                  <svg:desc>results.A2:results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d-Black Tree</text:p>
                <draw:g>
                  <svg:desc>results.A12:results.A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  <draw:g>
                  <svg:desc>results.A2:results.B11</svg:desc>
                </draw:g>
              </table:table-cell>
              <table:table-cell office:value-type="float" office:value="100000">
                <text:p>100000</text:p>
                <draw:g>
                  <svg:desc>results.C2:results.C11</svg:desc>
                </draw:g>
              </table:table-cell>
              <table:table-cell office:value-type="float" office:value="18376">
                <text:p>18376</text:p>
                <draw:g>
                  <svg:desc>results.D2:results.D11</svg:desc>
                </draw:g>
              </table:table-cell>
              <table:table-cell office:value-type="float" office:value="100000">
                <text:p>100000</text:p>
                <draw:g>
                  <svg:desc>results.C12:results.C21</svg:desc>
                </draw:g>
              </table:table-cell>
              <table:table-cell office:value-type="float" office:value="44836">
                <text:p>44836</text:p>
                <draw:g>
                  <svg:desc>results.D12:results.D21</svg:desc>
                </draw:g>
              </table:table-cell>
            </table:table-row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</table:table-cell>
              <table:table-cell office:value-type="float" office:value="200000">
                <text:p>200000</text:p>
              </table:table-cell>
              <table:table-cell office:value-type="float" office:value="38801">
                <text:p>38801</text:p>
              </table:table-cell>
              <table:table-cell office:value-type="float" office:value="200000">
                <text:p>200000</text:p>
              </table:table-cell>
              <table:table-cell office:value-type="float" office:value="118595">
                <text:p>118595</text:p>
              </table:table-cell>
            </table:table-row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</table:table-cell>
              <table:table-cell office:value-type="float" office:value="300000">
                <text:p>300000</text:p>
              </table:table-cell>
              <table:table-cell office:value-type="float" office:value="65040">
                <text:p>65040</text:p>
              </table:table-cell>
              <table:table-cell office:value-type="float" office:value="300000">
                <text:p>300000</text:p>
              </table:table-cell>
              <table:table-cell office:value-type="float" office:value="210121">
                <text:p>210121</text:p>
              </table:table-cell>
            </table:table-row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</table:table-cell>
              <table:table-cell office:value-type="float" office:value="400000">
                <text:p>400000</text:p>
              </table:table-cell>
              <table:table-cell office:value-type="float" office:value="99550">
                <text:p>99550</text:p>
              </table:table-cell>
              <table:table-cell office:value-type="float" office:value="400000">
                <text:p>400000</text:p>
              </table:table-cell>
              <table:table-cell office:value-type="float" office:value="306247">
                <text:p>306247</text:p>
              </table:table-cell>
            </table:table-row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</table:table-cell>
              <table:table-cell office:value-type="float" office:value="500000">
                <text:p>500000</text:p>
              </table:table-cell>
              <table:table-cell office:value-type="float" office:value="137997">
                <text:p>137997</text:p>
              </table:table-cell>
              <table:table-cell office:value-type="float" office:value="500000">
                <text:p>500000</text:p>
              </table:table-cell>
              <table:table-cell office:value-type="float" office:value="425410">
                <text:p>425410</text:p>
              </table:table-cell>
            </table:table-row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</table:table-cell>
              <table:table-cell office:value-type="float" office:value="600000">
                <text:p>600000</text:p>
              </table:table-cell>
              <table:table-cell office:value-type="float" office:value="184589">
                <text:p>184589</text:p>
              </table:table-cell>
              <table:table-cell office:value-type="float" office:value="600000">
                <text:p>600000</text:p>
              </table:table-cell>
              <table:table-cell office:value-type="float" office:value="506064">
                <text:p>506064</text:p>
              </table:table-cell>
            </table:table-row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</table:table-cell>
              <table:table-cell office:value-type="float" office:value="700000">
                <text:p>700000</text:p>
              </table:table-cell>
              <table:table-cell office:value-type="float" office:value="271620">
                <text:p>271620</text:p>
              </table:table-cell>
              <table:table-cell office:value-type="float" office:value="700000">
                <text:p>700000</text:p>
              </table:table-cell>
              <table:table-cell office:value-type="float" office:value="637865">
                <text:p>637865</text:p>
              </table:table-cell>
            </table:table-row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</table:table-cell>
              <table:table-cell office:value-type="float" office:value="800000">
                <text:p>800000</text:p>
              </table:table-cell>
              <table:table-cell office:value-type="float" office:value="307768">
                <text:p>307768</text:p>
              </table:table-cell>
              <table:table-cell office:value-type="float" office:value="800000">
                <text:p>800000</text:p>
              </table:table-cell>
              <table:table-cell office:value-type="float" office:value="728325">
                <text:p>728325</text:p>
              </table:table-cell>
            </table:table-row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</table:table-cell>
              <table:table-cell office:value-type="float" office:value="900000">
                <text:p>900000</text:p>
              </table:table-cell>
              <table:table-cell office:value-type="float" office:value="381521">
                <text:p>381521</text:p>
              </table:table-cell>
              <table:table-cell office:value-type="float" office:value="900000">
                <text:p>900000</text:p>
              </table:table-cell>
              <table:table-cell office:value-type="float" office:value="872095">
                <text:p>872095</text:p>
              </table:table-cell>
            </table:table-row>
            <table:table-row>
              <table:table-cell office:value-type="string">
                <text:p>BST create</text:p>
                <text:list>
                  <text:list-item>
                    <text:p>BST</text:p>
                  </text:list-item>
                  <text:list-item>
                    <text:p>create</text:p>
                  </text:list-item>
                </text:list>
              </table:table-cell>
              <table:table-cell office:value-type="float" office:value="1000000">
                <text:p>1000000</text:p>
              </table:table-cell>
              <table:table-cell office:value-type="float" office:value="410056">
                <text:p>410056</text:p>
              </table:table-cell>
              <table:table-cell office:value-type="float" office:value="1000000">
                <text:p>1000000</text:p>
              </table:table-cell>
              <table:table-cell office:value-type="float" office:value="967268">
                <text:p>967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5cm" svg:height="9.005cm" xlink:href=".." xlink:type="simple" chart:class="chart:scatter" chart:style-name="ch1">
        <chart:title svg:x="7.335cm" svg:y="0.316cm" chart:style-name="ch2">
          <text:p>Insert</text:p>
        </chart:title>
        <chart:legend chart:legend-position="end" svg:x="10.16cm" svg:y="3.456cm" style:legend-expansion="high" chart:style-name="ch3"/>
        <chart:plot-area chart:style-name="ch4" table:cell-range-address="results.C22:results.D31 results.A22:results.A22 results.A32:results.A32 results.D32:results.D41" chart:data-source-has-labels="row" svg:x="0.708cm" svg:y="1.075cm" svg:width="9.78cm" svg:height="6.721cm">
          <chart:coordinate-region svg:x="1.885cm" svg:y="1.274cm" svg:width="7.953cm" svg:height="5.875cm"/>
          <chart:axis chart:dimension="x" chart:name="primary-x" chart:style-name="ch5">
            <chart:title svg:x="4.284cm" svg:y="7.976cm" chart:style-name="ch6">
              <text:p>wielkość instancji</text:p>
            </chart:title>
          </chart:axis>
          <chart:axis chart:dimension="y" chart:name="primary-y" chart:style-name="ch7">
            <chart:title svg:x="0cm" svg:y="5.974cm" chart:style-name="ch8">
              <text:p>Czas wykonania [μs]</text:p>
            </chart:title>
            <chart:grid chart:style-name="ch9" chart:class="major"/>
          </chart:axis>
          <chart:series chart:style-name="ch10" chart:values-cell-range-address="results.D22:results.D31" chart:label-cell-address="results.A22:results.A22" chart:class="chart:scatter">
            <chart:domain table:cell-range-address="results.C22:results.C31"/>
            <chart:regression-curve chart:style-name="ch11"/>
            <chart:data-point chart:repeated="10"/>
          </chart:series>
          <chart:series chart:style-name="ch12" chart:values-cell-range-address="results.D32:results.D41" chart:label-cell-address="results.A32:results.A32" chart:class="chart:scatter">
            <chart:domain table:cell-range-address="results.C32:results.C41"/>
            <chart:regression-curve chart:style-name="ch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ST</text:p>
                <draw:g>
                  <svg:desc>results.A22:results.A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d-Black Tree</text:p>
                <draw:g>
                  <svg:desc>results.A32:results.A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results.C22:results.C31</svg:desc>
                </draw:g>
              </table:table-cell>
              <table:table-cell office:value-type="float" office:value="2240">
                <text:p>2240</text:p>
                <draw:g>
                  <svg:desc>results.D22:results.D31</svg:desc>
                </draw:g>
              </table:table-cell>
              <table:table-cell office:value-type="float" office:value="100000">
                <text:p>100000</text:p>
                <draw:g>
                  <svg:desc>results.C32:results.C41</svg:desc>
                </draw:g>
              </table:table-cell>
              <table:table-cell office:value-type="float" office:value="6474">
                <text:p>6474</text:p>
                <draw:g>
                  <svg:desc>results.D32:results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3221">
                <text:p>3221</text:p>
              </table:table-cell>
              <table:table-cell office:value-type="float" office:value="200000">
                <text:p>200000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3844">
                <text:p>3844</text:p>
              </table:table-cell>
              <table:table-cell office:value-type="float" office:value="300000">
                <text:p>300000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5284">
                <text:p>5284</text:p>
              </table:table-cell>
              <table:table-cell office:value-type="float" office:value="400000">
                <text:p>400000</text:p>
              </table:table-cell>
              <table:table-cell office:value-type="float" office:value="9824">
                <text:p>9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5595">
                <text:p>5595</text:p>
              </table:table-cell>
              <table:table-cell office:value-type="float" office:value="500000">
                <text:p>500000</text:p>
              </table:table-cell>
              <table:table-cell office:value-type="float" office:value="11414">
                <text:p>11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6870">
                <text:p>6870</text:p>
              </table:table-cell>
              <table:table-cell office:value-type="float" office:value="600000">
                <text:p>600000</text:p>
              </table:table-cell>
              <table:table-cell office:value-type="float" office:value="11069">
                <text:p>11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5637">
                <text:p>5637</text:p>
              </table:table-cell>
              <table:table-cell office:value-type="float" office:value="700000">
                <text:p>700000</text:p>
              </table:table-cell>
              <table:table-cell office:value-type="float" office:value="12086">
                <text:p>120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6324">
                <text:p>6324</text:p>
              </table:table-cell>
              <table:table-cell office:value-type="float" office:value="800000">
                <text:p>800000</text:p>
              </table:table-cell>
              <table:table-cell office:value-type="float" office:value="11904">
                <text:p>11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8327">
                <text:p>8327</text:p>
              </table:table-cell>
              <table:table-cell office:value-type="float" office:value="900000">
                <text:p>900000</text:p>
              </table:table-cell>
              <table:table-cell office:value-type="float" office:value="11775">
                <text:p>11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6628">
                <text:p>6628</text:p>
              </table:table-cell>
              <table:table-cell office:value-type="float" office:value="1000000">
                <text:p>1000000</text:p>
              </table:table-cell>
              <table:table-cell office:value-type="float" office:value="12390">
                <text:p>123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5cm" svg:height="9.005cm" xlink:href=".." xlink:type="simple" chart:class="chart:scatter" chart:style-name="ch1">
        <chart:title svg:x="7.084cm" svg:y="0.316cm" chart:style-name="ch2">
          <text:p>Remove</text:p>
        </chart:title>
        <chart:legend chart:legend-position="end" svg:x="10.16cm" svg:y="3.456cm" style:legend-expansion="high" chart:style-name="ch3"/>
        <chart:plot-area chart:style-name="ch4" table:cell-range-address="results.C42:results.D51 results.A42:results.A42 results.A52:results.A52 results.D52:results.D61" chart:data-source-has-labels="row" svg:x="0.702cm" svg:y="1.072cm" svg:width="9.991cm" svg:height="6.905cm">
          <chart:coordinate-region svg:x="1.879cm" svg:y="1.271cm" svg:width="8.164cm" svg:height="6.059cm"/>
          <chart:axis chart:dimension="x" chart:name="primary-x" chart:style-name="ch5">
            <chart:title svg:x="4.383cm" svg:y="8.157cm" chart:style-name="ch6">
              <text:p>wielkość instancji</text:p>
            </chart:title>
          </chart:axis>
          <chart:axis chart:dimension="y" chart:name="primary-y" chart:style-name="ch7">
            <chart:title svg:x="0cm" svg:y="6.063cm" chart:style-name="ch8">
              <text:p>Czas wykonania [μs]</text:p>
            </chart:title>
            <chart:grid chart:style-name="ch9" chart:class="major"/>
          </chart:axis>
          <chart:series chart:style-name="ch10" chart:values-cell-range-address="results.D42:results.D51" chart:label-cell-address="results.A42:results.A42" chart:class="chart:scatter">
            <chart:domain table:cell-range-address="results.C42:results.C51"/>
            <chart:regression-curve chart:style-name="ch11"/>
            <chart:data-point chart:repeated="10"/>
          </chart:series>
          <chart:series chart:style-name="ch12" chart:values-cell-range-address="results.D52:results.D61" chart:label-cell-address="results.A52:results.A52" chart:class="chart:scatter">
            <chart:domain table:cell-range-address="results.C52:results.C61"/>
            <chart:regression-curve chart:style-name="ch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ST</text:p>
                <draw:g>
                  <svg:desc>results.A42:results.A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d-Black Tree</text:p>
                <draw:g>
                  <svg:desc>results.A52:results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results.C42:results.C51</svg:desc>
                </draw:g>
              </table:table-cell>
              <table:table-cell office:value-type="float" office:value="5038">
                <text:p>5038</text:p>
                <draw:g>
                  <svg:desc>results.D42:results.D51</svg:desc>
                </draw:g>
              </table:table-cell>
              <table:table-cell office:value-type="float" office:value="100000">
                <text:p>100000</text:p>
                <draw:g>
                  <svg:desc>results.C52:results.C61</svg:desc>
                </draw:g>
              </table:table-cell>
              <table:table-cell office:value-type="float" office:value="5249">
                <text:p>5249</text:p>
                <draw:g>
                  <svg:desc>results.D52:results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8267">
                <text:p>8267</text:p>
              </table:table-cell>
              <table:table-cell office:value-type="float" office:value="200000">
                <text:p>200000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11433">
                <text:p>11433</text:p>
              </table:table-cell>
              <table:table-cell office:value-type="float" office:value="300000">
                <text:p>300000</text:p>
              </table:table-cell>
              <table:table-cell office:value-type="float" office:value="8747">
                <text:p>8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2334">
                <text:p>12334</text:p>
              </table:table-cell>
              <table:table-cell office:value-type="float" office:value="400000">
                <text:p>400000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6227">
                <text:p>16227</text:p>
              </table:table-cell>
              <table:table-cell office:value-type="float" office:value="500000">
                <text:p>500000</text:p>
              </table:table-cell>
              <table:table-cell office:value-type="float" office:value="11543">
                <text:p>11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19763">
                <text:p>19763</text:p>
              </table:table-cell>
              <table:table-cell office:value-type="float" office:value="600000">
                <text:p>600000</text:p>
              </table:table-cell>
              <table:table-cell office:value-type="float" office:value="9712">
                <text:p>97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15726">
                <text:p>15726</text:p>
              </table:table-cell>
              <table:table-cell office:value-type="float" office:value="700000">
                <text:p>700000</text:p>
              </table:table-cell>
              <table:table-cell office:value-type="float" office:value="11554">
                <text:p>11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7967">
                <text:p>17967</text:p>
              </table:table-cell>
              <table:table-cell office:value-type="float" office:value="800000">
                <text:p>800000</text:p>
              </table:table-cell>
              <table:table-cell office:value-type="float" office:value="11007">
                <text:p>11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66242">
                <text:p>66242</text:p>
              </table:table-cell>
              <table:table-cell office:value-type="float" office:value="900000">
                <text:p>900000</text:p>
              </table:table-cell>
              <table:table-cell office:value-type="float" office:value="10935">
                <text:p>10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6475">
                <text:p>26475</text:p>
              </table:table-cell>
              <table:table-cell office:value-type="float" office:value="1000000">
                <text:p>1000000</text:p>
              </table:table-cell>
              <table:table-cell office:value-type="float" office:value="10958">
                <text:p>10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5cm" svg:height="9.005cm" xlink:href=".." xlink:type="simple" chart:class="chart:scatter" chart:style-name="ch1">
        <chart:title svg:x="7.203cm" svg:y="0.316cm" chart:style-name="ch2">
          <text:p>Search</text:p>
        </chart:title>
        <chart:legend chart:legend-position="end" svg:x="10.156cm" svg:y="3.456cm" style:legend-expansion="custom" svg:width="5.609cm" svg:height="2.092cm" style:legend-expansion-aspect-ratio="2.68116634799235" chart:style-name="ch3"/>
        <chart:plot-area chart:style-name="ch4" table:cell-range-address="results.C62:results.D71 results.A62:results.A62 results.A72:results.A72 results.D72:results.D81" chart:data-source-has-labels="row" svg:x="0.955cm" svg:y="1.071cm" svg:width="9.85cm" svg:height="7.207cm">
          <chart:coordinate-region svg:x="1.947cm" svg:y="1.27cm" svg:width="8.208cm" svg:height="6.361cm"/>
          <chart:axis chart:dimension="x" chart:name="primary-x" chart:style-name="ch5">
            <chart:title svg:x="4.566cm" svg:y="8.445cm" chart:style-name="ch6">
              <text:p>wielkość instancji</text:p>
            </chart:title>
          </chart:axis>
          <chart:axis chart:dimension="y" chart:name="primary-y" chart:style-name="ch7">
            <chart:title svg:x="0.076cm" svg:y="6.213cm" chart:style-name="ch8">
              <text:p>Czas wykonania [μs]</text:p>
            </chart:title>
            <chart:grid chart:style-name="ch9" chart:class="major"/>
          </chart:axis>
          <chart:series chart:style-name="ch10" chart:values-cell-range-address="results.D62:results.D71" chart:label-cell-address="results.A62:results.A62" chart:class="chart:scatter">
            <chart:domain table:cell-range-address="results.C62:results.C71"/>
            <chart:regression-curve chart:style-name="ch11"/>
            <chart:data-point chart:repeated="10"/>
          </chart:series>
          <chart:series chart:style-name="ch12" chart:values-cell-range-address="results.D72:results.D81" chart:label-cell-address="results.A72:results.A72" chart:class="chart:scatter">
            <chart:domain table:cell-range-address="results.C72:results.C81"/>
            <chart:regression-curve chart:style-name="ch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ST</text:p>
                <draw:g>
                  <svg:desc>results.A62:results.A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d-Black Tree</text:p>
                <draw:g>
                  <svg:desc>results.A72:result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results.C62:results.C71</svg:desc>
                </draw:g>
              </table:table-cell>
              <table:table-cell office:value-type="float" office:value="1691">
                <text:p>1691</text:p>
                <draw:g>
                  <svg:desc>results.D62:results.D71</svg:desc>
                </draw:g>
              </table:table-cell>
              <table:table-cell office:value-type="float" office:value="100000">
                <text:p>100000</text:p>
                <draw:g>
                  <svg:desc>results.C72:results.C81</svg:desc>
                </draw:g>
              </table:table-cell>
              <table:table-cell office:value-type="float" office:value="2670">
                <text:p>2670</text:p>
                <draw:g>
                  <svg:desc>results.D72:results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3192">
                <text:p>3192</text:p>
              </table:table-cell>
              <table:table-cell office:value-type="float" office:value="200000">
                <text:p>200000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4140">
                <text:p>4140</text:p>
              </table:table-cell>
              <table:table-cell office:value-type="float" office:value="300000">
                <text:p>30000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4214">
                <text:p>4214</text:p>
              </table:table-cell>
              <table:table-cell office:value-type="float" office:value="400000">
                <text:p>400000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4442">
                <text:p>4442</text:p>
              </table:table-cell>
              <table:table-cell office:value-type="float" office:value="500000">
                <text:p>500000</text:p>
              </table:table-cell>
              <table:table-cell office:value-type="float" office:value="6035">
                <text:p>60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5094">
                <text:p>5094</text:p>
              </table:table-cell>
              <table:table-cell office:value-type="float" office:value="600000">
                <text:p>600000</text:p>
              </table:table-cell>
              <table:table-cell office:value-type="float" office:value="5107">
                <text:p>5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4551">
                <text:p>4551</text:p>
              </table:table-cell>
              <table:table-cell office:value-type="float" office:value="700000">
                <text:p>700000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5075">
                <text:p>5075</text:p>
              </table:table-cell>
              <table:table-cell office:value-type="float" office:value="800000">
                <text:p>800000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7181">
                <text:p>7181</text:p>
              </table:table-cell>
              <table:table-cell office:value-type="float" office:value="900000">
                <text:p>900000</text:p>
              </table:table-cell>
              <table:table-cell office:value-type="float" office:value="5629">
                <text:p>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5035">
                <text:p>5035</text:p>
              </table:table-cell>
              <table:table-cell office:value-type="float" office:value="1000000">
                <text:p>1000000</text:p>
              </table:table-cell>
              <table:table-cell office:value-type="float" office:value="5869">
                <text:p>58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